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style:font-name="Mono" fo:font-size="16pt" style:font-size-asian="16pt" style:font-size-complex="16pt"/>
    </style:style>
    <style:style style:name="P2" style:family="paragraph" style:parent-style-name="Preformatted_20_Text">
      <style:text-properties style:font-name="Mono" fo:font-size="10pt" style:font-size-asian="10pt" style:font-size-complex="10pt"/>
    </style:style>
    <style:style style:name="P3" style:family="paragraph" style:parent-style-name="Preformatted_20_Text">
      <style:text-properties style:font-name="Mono" fo:font-size="10pt" officeooo:paragraph-rsid="001c828b" style:font-size-asian="10pt" style:font-size-complex="10pt"/>
    </style:style>
    <style:style style:name="P4" style:family="paragraph" style:parent-style-name="Preformatted_20_Text">
      <style:text-properties style:font-name="Mono" fo:font-size="10pt" officeooo:rsid="002015c5" officeooo:paragraph-rsid="002015c5" style:font-size-asian="10pt" style:font-size-complex="10pt"/>
    </style:style>
    <style:style style:name="P5" style:family="paragraph" style:parent-style-name="Preformatted_20_Text">
      <style:paragraph-properties fo:margin-left="1.251cm" fo:margin-right="0cm" fo:text-indent="0cm" style:auto-text-indent="false"/>
      <style:text-properties style:font-name="Mono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margin-left="1.251cm" fo:margin-right="0cm" fo:text-indent="0cm" style:auto-text-indent="false"/>
      <style:text-properties style:font-name="Mono" fo:font-size="10pt" fo:font-weight="bold" officeooo:rsid="002015c5" officeooo:paragraph-rsid="002015c5" style:font-size-asian="10pt" style:font-weight-asian="bold" style:font-size-complex="10pt" style:font-weight-complex="bold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style:font-name="Mono" fo:font-size="10pt" fo:font-weight="normal" officeooo:rsid="002015c5" officeooo:paragraph-rsid="002015c5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Mono" fo:font-size="10pt" officeooo:rsid="001c828b" officeooo:paragraph-rsid="001c828b" style:font-size-asian="10pt" style:font-size-complex="10pt"/>
    </style:style>
    <style:style style:name="P9" style:family="paragraph" style:parent-style-name="Preformatted_20_Text">
      <style:text-properties style:font-name="Mono" fo:font-size="10pt" officeooo:rsid="002015c5" officeooo:paragraph-rsid="002015c5" style:font-size-asian="10pt" style:font-size-complex="10pt"/>
    </style:style>
    <style:style style:name="P10" style:family="paragraph" style:parent-style-name="Preformatted_20_Text">
      <style:paragraph-properties fo:margin-left="0cm" fo:margin-right="0cm" fo:text-indent="0cm" style:auto-text-indent="false"/>
      <style:text-properties style:font-name="Mono" fo:font-size="10pt" fo:font-weight="normal" officeooo:rsid="002015c5" officeooo:paragraph-rsid="002015c5" style:font-size-asian="10pt" style:font-weight-asian="normal" style:font-size-complex="10pt" style:font-weight-complex="normal"/>
    </style:style>
    <style:style style:name="T1" style:family="text">
      <style:text-properties officeooo:rsid="002015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ounting Stars <text:span text:style-name="T1">(Capo 2)</text:span></text:h>
      <text:p text:style-name="P8">One Republic 2013. Original 2 Halbtöne höher. </text:p>
      <text:p text:style-name="P3">Am <text:s/><text:span text:style-name="T1">C <text:s/>G <text:s/>F </text:span></text:p>
      <text:p text:style-name="P3"/>
      <text:p text:style-name="P5">Lately, I've been, I've been losing sleep</text:p>
      <text:p text:style-name="P5">Dreaming about the things that we could be</text:p>
      <text:p text:style-name="P5">But baby, I've been, I've been praying hard,</text:p>
      <text:p text:style-name="P5">Said, no more counting dollars</text:p>
      <text:p text:style-name="P5">We'll be counting stars, yeah we'll be counting stars</text:p>
      <text:p text:style-name="P2"/>
      <text:p text:style-name="P2"/>
      <text:p text:style-name="P2">I see this life like a swinging vine</text:p>
      <text:p text:style-name="P2">Swing my heart across the line</text:p>
      <text:p text:style-name="P2">In my face is flashing signs</text:p>
      <text:p text:style-name="P2">Seek it out and ye shall find</text:p>
      <text:p text:style-name="P2"><text:span text:style-name="T1">Old</text:span> but I'm not that old</text:p>
      <text:p text:style-name="P2">Young, but I'm not that bold</text:p>
      <text:p text:style-name="P2">I don't think the world is sold</text:p>
      <text:p text:style-name="P2">I'm just doing what we're told</text:p>
      <text:p text:style-name="P2"/>
      <text:p text:style-name="P2"/>
      <text:p text:style-name="P2">I feel something so right</text:p>
      <text:p text:style-name="P2">Doing the wrong thing</text:p>
      <text:p text:style-name="P2">I feel something so wrong</text:p>
      <text:p text:style-name="P2">Doing the right thing</text:p>
      <text:p text:style-name="P2">I could lie, could lie, could lie</text:p>
      <text:p text:style-name="P2">Everything that kills me makes me feel alive</text:p>
      <text:p text:style-name="P2"/>
      <text:p text:style-name="P6">Chorus</text:p>
      <text:p text:style-name="P2"/>
      <text:p text:style-name="P2">I feel the love and I feel it burn</text:p>
      <text:p text:style-name="P2">Down this river, every turn</text:p>
      <text:p text:style-name="P2">Hope is a four-letter word</text:p>
      <text:p text:style-name="P2">Make that money, watch it burn</text:p>
      <text:p text:style-name="P2"><text:span text:style-name="T1">Old</text:span>, but I'm not that old</text:p>
      <text:p text:style-name="P2">Young, but I'm not that bold</text:p>
      <text:p text:style-name="P2">I don't think the world is sold</text:p>
      <text:p text:style-name="P2">I'm just doing what we're told</text:p>
      <text:p text:style-name="P2"/>
      <text:p text:style-name="P2">I feel something so wrong</text:p>
      <text:p text:style-name="P2">Doing the right thing</text:p>
      <text:p text:style-name="P2">I could lie, could lie, could lie</text:p>
      <text:p text:style-name="P2">Everything that downs me makes me wanna fly</text:p>
      <text:p text:style-name="P2"/>
      <text:p text:style-name="P6">Chorus</text:p>
      <text:p text:style-name="P4"/>
      <text:p text:style-name="P4">(Ohne Chords) <text:line-break/>Take that money, watch it burn<text:line-break/>Sink in the river, the lessons I learnt 4x</text:p>
      <text:p text:style-name="P2">F <text:s text:c="14"/>Dm</text:p>
      <text:p text:style-name="P2">Everything that kills me makes feel alive</text:p>
      <text:p text:style-name="P2"/>
      <text:p text:style-name="P6">Chorus</text:p>
      <text:p text:style-name="P7"/>
      <text:p text:style-name="P7">Take that money, watch it burn<text:line-break/>Sink in the river, the lessons I learnt 8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" svg:font-family="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1cm" fo:margin-bottom="1.4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7-21T14:00:35.615828925</meta:creation-date>
    <dc:date>2017-08-23T14:53:30.701080731</dc:date>
    <dc:creator>benutzer </dc:creator>
    <meta:editing-duration>PT6H34M5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255" meta:character-count="1287" meta:non-whitespace-character-count="1053"/>
  </office:meta>
</office:document-meta>
</file>